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Calibri2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Calibri2" fo:font-size="11pt" officeooo:paragraph-rsid="0002d310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Calibri2" fo:font-size="11pt" fo:font-weight="bold" officeooo:paragraph-rsid="0002d310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2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UrbanBody">
      <style:paragraph-properties fo:text-align="justify" style:justify-single-word="false"/>
    </style:style>
    <style:style style:name="P8" style:family="paragraph" style:parent-style-name="UrbanBody">
      <style:paragraph-properties fo:text-align="justify" style:justify-single-word="false"/>
      <style:text-properties officeooo:paragraph-rsid="0002d310"/>
    </style:style>
    <style:style style:name="P9" style:family="paragraph" style:parent-style-name="UrbanBody">
      <style:paragraph-properties fo:text-align="justify" style:justify-single-word="false"/>
      <style:text-properties style:use-window-font-color="true" style:font-name="Calibri2" fo:font-size="11pt" officeooo:paragraph-rsid="0002d310" style:font-size-asian="11pt" style:font-size-complex="11pt"/>
    </style:style>
    <style:style style:name="P10" style:family="paragraph" style:parent-style-name="Frame_20_contents">
      <style:text-properties officeooo:paragraph-rsid="00070340"/>
    </style:style>
    <style:style style:name="P11" style:family="paragraph" style:parent-style-name="Standard">
      <style:paragraph-properties fo:text-align="center" style:justify-single-word="false"/>
      <style:text-properties officeooo:paragraph-rsid="00070340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070340" style:font-size-asian="11pt" style:font-size-complex="11pt"/>
    </style:style>
    <style:style style:name="P14" style:family="paragraph" style:parent-style-name="UrbanTitle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0340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officeooo:rsid="00025e73"/>
    </style:style>
    <style:style style:name="T8" style:family="text">
      <style:text-properties fo:color="#ff0000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1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1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6"><text:span text:style-name="T11">do text</text:span></text:p><text:p text:style-name="P16"><text:span text:style-name="T11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office:annotation><dc:creator>Gauthier Bastien</dc:creator><dc:date>2011-02-16T14:49:10</dc:date><text:p text:style-name="P16"><text:span text:style-name="T11">do text if not len(self.getGeometricians()) &gt; 1</text:span></text:p><text:p text:style-name="P16"><text:span text:style-name="T11">from xhtml(</text:span><text:span text:style-name="T12">tool.decorateHTML('UrbanAddress', </text:span><text:span text:style-name="T11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0"><text:span text:style-name="T5"><office:annotation><dc:creator>Gauthier Bastien</dc:creator><dc:date>2011-02-17T09:18:17</dc:date><text:p text:style-name="P16"><text:span text:style-name="T11">do text if </text:span><text:span text:style-name="T12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1"/>
      <text:p text:style-name="P12"/>
      <text:p text:style-name="P14">INFORMATION RELATIVE A LA PROROGATION DE VOTRE DEMANDE DE PERMIS D'URBANIS<text:span text:style-name="T7">ATION</text:span></text:p>
      <text:p text:style-name="P7"/>
      <text:p text:style-name="P7"><text:span text:style-name="T2"/></text:p>
      <text:p text:style-name="P7"/>
      <text:p text:style-name="P7"><office:annotation><dc:creator>Gauthier Bastien</dc:creator><dc:date>2011-02-16T16:12:24</dc:date><text:p text:style-name="P16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self.getPortionOutsText()</text:text-input></text:p>
      <text:p text:style-name="P7"/>
      <text:p text:style-name="P7"/>
      <text:p text:style-name="P7"><office:annotation><dc:creator>Gauthier Bastien</dc:creator><dc:date>2011-02-21T09:23:46</dc:date><text:p text:style-name="P16"><text:span text:style-name="T12">do text if len(self.getApplicants()) ==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<text:span text:style-name="T4">&lt;%Titre%&gt;</text:span>,</text:p>
      <text:p text:style-name="P7"/>
      <text:p text:style-name="P9"><office:annotation><dc:creator>Christophe Delcourt</dc:creator><dc:date>2018-01-17T16:40:41</dc:date><text:p text:style-name="P16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4"><text:span text:style-name="T6"><office:annotation><dc:creator>Christophe Delcourt</dc:creator><dc:date>2018-01-17T16:40:41</dc:date><text:p text:style-name="P16"><text:span text:style-name="T13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5"><text:span text:style-name="T8"><office:annotation><dc:creator>Christophe Delcourt</dc:creator><dc:date>2018-01-17T16:48:27</dc:date><text:p text:style-name="P16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8">PAS D'INFO SUR LA DATE DE DECISION DE PROROGATION COLLEGE</text:span></text:p>
      <text:p text:style-name="P8"/>
      <text:p text:style-name="P7"/>
      <text:p text:style-name="P7"><office:annotation><dc:creator>Gauthier Bastien</dc:creator><dc:date>2011-02-21T09:23:46</dc:date><text:p text:style-name="P1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7"><office:annotation><dc:creator>Gauthier Bastien</dc:creator><dc:date>2011-02-21T09:23:46</dc:date><text:p text:style-name="P16"><text:span text:style-name="T12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2"/>
      <text:p text:style-name="P2"/>
      <text:p text:style-name="P3"/>
      <text:p text:style-name="P6"><office:annotation><dc:creator>Gauthier Bastien</dc:creator><dc:date>2011-01-13T14:56:41</dc:date><text:p text:style-name="P16"><text:span text:style-name="T11">do text</text:span></text:p><text:p text:style-name="P16"><text:span text:style-name="T1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3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4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Delcourt</meta:initial-creator>
    <meta:creation-date>2017-08-23T13:40:29.46</meta:creation-date>
    <meta:generator>LibreOffice/6.4.6.2$Linux_X86_64 LibreOffice_project/40$Build-2</meta:generator>
    <dc:date>2020-12-02T09:47:54.151585956</dc:date>
    <meta:editing-duration>PT18M4S</meta:editing-duration>
    <meta:editing-cycles>13</meta:editing-cycles>
    <meta:document-statistic meta:table-count="1" meta:image-count="0" meta:object-count="0" meta:page-count="1" meta:paragraph-count="19" meta:word-count="188" meta:character-count="1407" meta:non-whitespace-character-count="1263"/>
  </office:meta>
</office:document-meta>
</file>